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top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1.141cm"/>
    </style:style>
    <style:style style:name="gr7" style:family="graphic" style:parent-style-name="standard">
      <style:graphic-properties draw:fill="solid" draw:fill-color="#eeeeee" draw:textarea-vertical-align="middle"/>
    </style:style>
    <style:style style:name="P1" style:family="paragraph">
      <style:paragraph-properties fo:text-align="center"/>
      <style:text-properties fo:font-size="14pt"/>
    </style:style>
    <style:style style:name="P2" style:family="paragraph">
      <style:paragraph-properties fo:text-align="start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5cm" svg:height="2.767cm" svg:x="2.5cm" svg:y="6cm">
          <text:p text:style-name="P1">Product</text:p>
          <text:p text:style-name="P2"><text:span text:style-name="T1"/></text:p>
          <text:p text:style-name="P2"><text:span text:style-name="T1">id</text:span></text:p>
          <text:p text:style-name="P2"><text:span text:style-name="T1">name</text:span></text:p>
          <text:p text:style-name="P2"><text:span text:style-name="T1">category_id</text:span></text:p>
        </draw:rect>
        <draw:rect draw:style-name="gr1" draw:text-style-name="P1" xml:id="id3" draw:id="id3" draw:layer="layout" svg:width="3cm" svg:height="3.4cm" svg:x="7.811cm" svg:y="5.588cm">
          <text:p text:style-name="P1">Stock</text:p>
          <text:p text:style-name="P2"><text:span text:style-name="T1"/></text:p>
          <text:p text:style-name="P2"><text:span text:style-name="T1">product_id</text:span></text:p>
          <text:p text:style-name="P2"><text:span text:style-name="T1">price_id</text:span></text:p>
          <text:p text:style-name="P2"><text:span text:style-name="T1">cost_total</text:span></text:p>
          <text:p text:style-name="P2"><text:span text:style-name="T1">weight_total</text:span></text:p>
          <text:p text:style-name="P2"><text:span text:style-name="T1">unit_total</text:span></text:p>
          <text:p text:style-name="P2"><text:span text:style-name="T1"/></text:p>
        </draw:rect>
        <draw:rect draw:style-name="gr1" draw:text-style-name="P1" xml:id="id2" draw:id="id2" draw:layer="layout" svg:width="3.1cm" svg:height="2.6cm" svg:x="2.7cm" svg:y="2.1cm">
          <text:p text:style-name="P1">Category</text:p>
          <text:p text:style-name="P1"><text:span text:style-name="T1"/></text:p>
          <text:p text:style-name="P2"><text:span text:style-name="T1">id</text:span></text:p>
          <text:p text:style-name="P2"><text:span text:style-name="T1">title</text:span></text:p>
        </draw:rect>
        <draw:rect draw:style-name="gr1" draw:text-style-name="P3" xml:id="id4" draw:id="id4" draw:layer="layout" svg:width="3.2cm" svg:height="2.6cm" svg:x="12.4cm" svg:y="5.4cm">
          <text:p text:style-name="P3"><text:span text:style-name="T2">Price</text:span></text:p>
          <text:p text:style-name="P4"><text:span text:style-name="T1"/></text:p>
          <text:p text:style-name="P4"><text:span text:style-name="T1">id</text:span></text:p>
          <text:p text:style-name="P4"><text:span text:style-name="T1">unit_weight</text:span></text:p>
          <text:p text:style-name="P4"><text:span text:style-name="T1">unit_price</text:span></text:p>
          <text:p text:style-name="P4"><text:span text:style-name="T1"/></text:p>
          <text:p text:style-name="P4"><text:span text:style-name="T1"/></text:p>
        </draw:rect>
        <draw:connector draw:style-name="gr2" draw:text-style-name="P3" draw:layer="layout" svg:x1="4.25cm" svg:y1="6cm" svg:x2="4.25cm" svg:y2="4.7cm" draw:start-shape="id1" draw:start-glue-point="0" draw:end-shape="id2" draw:end-glue-point="2" svg:d="M4250 6000v-1300">
          <text:p/>
        </draw:connector>
        <draw:connector draw:style-name="gr2" draw:text-style-name="P3" draw:layer="layout" svg:x1="7.811cm" svg:y1="7.288cm" svg:x2="6cm" svg:y2="7.383cm" draw:start-shape="id3" draw:start-glue-point="3" draw:end-shape="id1" svg:d="M7811 7288h-905v95h-906">
          <text:p/>
        </draw:connector>
        <draw:connector draw:style-name="gr2" draw:text-style-name="P3" draw:layer="layout" svg:x1="10.811cm" svg:y1="7.288cm" svg:x2="12.4cm" svg:y2="6.7cm" draw:start-shape="id3" draw:start-glue-point="1" draw:end-shape="id4" svg:d="M10811 7288h795v-588h794">
          <text:p/>
        </draw:connector>
        <draw:custom-shape draw:style-name="gr3" draw:text-style-name="P5" draw:layer="layout" svg:width="2.9cm" svg:height="1.8cm" svg:x="16.4cm" svg:y="3.5cm">
          <text:p text:style-name="P4"><text:span text:style-name="T3">unit_weight in kg or</text:span></text:p>
          <text:p text:style-name="P4"><text:span text:style-name="T3">zero for discrete</text:span></text:p>
          <text:p text:style-name="P4"><text:span text:style-name="T3"><text:s/></text:span><text:span text:style-name="T3">items</text:span></text:p>
          <draw:enhanced-geometry svg:viewBox="0 0 21600 21600" draw:glue-points="10800 0 0 10800 10800 21600 21600 10800 ?f40 ?f41" draw:text-areas="0 0 21600 21600" draw:type="rectangular-callout" draw:modifiers="-5897.00103412616 36687.61799000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4" draw:layer="measurelines" svg:width="7.3cm" svg:height="1.2cm" svg:x="5.8cm" svg:y="1.6cm">
          <draw:text-box>
            <text:p>Purchase product page</text:p>
          </draw:text-box>
        </draw:frame>
        <draw:frame draw:style-name="gr5" draw:text-style-name="P6" draw:layer="measurelines" svg:width="1.916cm" svg:height="0.64cm" svg:x="3.8cm" svg:y="3.5cm">
          <draw:text-box>
            <text:p><text:span text:style-name="T1">Category</text:span></text:p>
          </draw:text-box>
        </draw:frame>
        <draw:frame draw:style-name="gr5" draw:text-style-name="P6" draw:layer="measurelines" svg:width="1.446cm" svg:height="0.64cm" svg:x="4.3cm" svg:y="4.4cm">
          <draw:text-box>
            <text:p text:style-name="P6">Name</text:p>
          </draw:text-box>
        </draw:frame>
        <draw:frame draw:style-name="gr5" draw:text-style-name="P6" draw:layer="measurelines" svg:width="2.619cm" svg:height="1.029cm" svg:x="3.2cm" svg:y="6.338cm">
          <draw:text-box>
            <text:p text:style-name="P6">cost per item </text:p>
            <text:p text:style-name="P6">or weight</text:p>
          </draw:text-box>
        </draw:frame>
        <draw:frame draw:style-name="gr5" draw:text-style-name="P6" draw:layer="measurelines" svg:width="1.679cm" svg:height="0.64cm" svg:x="4cm" svg:y="5.36cm">
          <draw:text-box>
            <text:p text:style-name="P6">amount</text:p>
          </draw:text-box>
        </draw:frame>
        <draw:frame draw:style-name="gr5" draw:text-style-name="P6" draw:layer="measurelines" svg:width="1.15cm" svg:height="0.64cm" svg:x="4.421cm" svg:y="7.692cm">
          <draw:text-box>
            <text:p text:style-name="P6">cost</text:p>
          </draw:text-box>
        </draw:frame>
        <draw:frame draw:style-name="gr6" draw:text-style-name="P6" draw:layer="measurelines" svg:width="2.4cm" svg:height="1.391cm" svg:x="7.1cm" svg:y="6.478cm">
          <draw:text-box>
            <text:p/>
          </draw:text-box>
        </draw:frame>
        <draw:rect draw:style-name="gr7" draw:text-style-name="P7" draw:layer="measurelines" svg:width="3.8cm" svg:height="0.6cm" svg:x="5.8cm" svg:y="3.5cm">
          <text:p/>
        </draw:rect>
        <draw:rect draw:style-name="gr7" draw:text-style-name="P7" draw:layer="measurelines" svg:width="3.8cm" svg:height="0.6cm" svg:x="5.8cm" svg:y="4.447cm">
          <text:p/>
        </draw:rect>
        <draw:rect draw:style-name="gr7" draw:text-style-name="P7" draw:layer="measurelines" svg:width="3.8cm" svg:height="0.6cm" svg:x="5.8cm" svg:y="5.5cm">
          <text:p/>
        </draw:rect>
        <draw:rect draw:style-name="gr7" draw:text-style-name="P7" draw:layer="measurelines" svg:width="3.8cm" svg:height="0.6cm" svg:x="5.8cm" svg:y="7.7cm">
          <text:p/>
        </draw:rect>
        <draw:rect draw:style-name="gr7" draw:text-style-name="P7" draw:layer="measurelines" svg:width="3.8cm" svg:height="0.6cm" svg:x="5.8cm" svg:y="6.6cm">
          <text:p/>
        </draw:rect>
        <draw:frame draw:style-name="gr5" draw:text-style-name="P6" draw:layer="measurelines" svg:width="1.311cm" svg:height="1.418cm" svg:x="10.3cm" svg:y="6.371cm">
          <draw:text-box>
            <text:p text:style-name="P6">item </text:p>
            <text:p text:style-name="P6">kilo</text:p>
            <text:p text:style-name="P6">gra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k scott</meta:initial-creator>
    <meta:creation-date>2016-08-13T10:11:18.98</meta:creation-date>
    <dc:date>2016-08-13T15:58:18.23</dc:date>
    <dc:creator>nik scott</dc:creator>
    <meta:editing-duration>PT5H33M24S</meta:editing-duration>
    <meta:editing-cycles>5</meta:editing-cycles>
    <meta:generator>OpenOffice/4.1.2$Win32 OpenOffice.org_project/412m3$Build-9782</meta:generator>
    <meta:document-statistic meta:object-count="21"/>
  </office:meta>
</office:document-meta>
</file>